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6e0" officeooo:paragraph-rsid="001886e0"/>
    </style:style>
    <style:style style:name="P2" style:family="paragraph" style:parent-style-name="Standard">
      <style:text-properties officeooo:rsid="001886e0" officeooo:paragraph-rsid="00196563"/>
    </style:style>
    <style:style style:name="P3" style:family="paragraph" style:parent-style-name="Standard">
      <style:text-properties officeooo:rsid="00196563" officeooo:paragraph-rsid="00196563"/>
    </style:style>
    <style:style style:name="T1" style:family="text">
      <style:text-properties officeooo:rsid="00196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install postgresql</text:p>
      <text:p text:style-name="P1">sudo -u postgres createdb prueba</text:p>
      <text:p text:style-name="P1">sudo -u postgres createuser -P prueba</text:p>
      <text:p text:style-name="P1"/>
      <text:p text:style-name="P1">psql -h localhost -U prueba -d prueba</text:p>
      <text:p text:style-name="P1"/>
      <text:p text:style-name="P1"/>
      <text:p text:style-name="P3">Creas la <text:s/>base de datos</text:p>
      <text:p text:style-name="P3"/>
      <text:p text:style-name="P2">psql -h localhost -U prueba -d prueba &lt; <text:span text:style-name="T1">prueba.sql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20:50:42.098714743</meta:creation-date>
    <dc:date>2021-10-19T21:14:59.366176742</dc:date>
    <meta:editing-duration>PT3M57S</meta:editing-duration>
    <meta:editing-cycles>1</meta:editing-cycles>
    <meta:document-statistic meta:table-count="0" meta:image-count="0" meta:object-count="0" meta:page-count="1" meta:paragraph-count="6" meta:word-count="36" meta:character-count="207" meta:non-whitespace-character-count="175"/>
    <meta:generator>LibreOffice/7.1.6.2$Linux_X86_64 LibreOffice_project/10$Build-2</meta:generator>
  </office:meta>
</office:document-meta>
</file>